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biEndpoint.getOpe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Endpoint.JbiEndpoint( CamelJbiComponent jbiComponent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biEndpoint.doSto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biProducer.JbiProducer( Endpoint &lt; Exchange &gt; exchange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Endpoint.do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biEndpoint.setDestionationUri( String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Endpoint.setMep( String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Endpoint.getDestination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Producer.process( 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Endpoint.getMe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Endpoint.createExch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Endpoint.getBin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Endpoint.is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Endpoint.createProduc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biEndpoint.setOperation( String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Endpoint.parseUri( String uri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JbiProducer.process( Exchange exchange , AsyncCallback asyncCallb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Producer.sto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biProducer.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biEndpoint.createConsumer( final Processor process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